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2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3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4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6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7" style:family="graphic" style:parent-style-name="standard">
      <style:graphic-properties draw:stroke="none" svg:stroke-color="#000000" draw:fill="none" draw:fill-color="#ffffff" fo:min-height="1.839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stroke="none" svg:stroke-color="#000000" draw:fill="none" draw:fill-color="#ffffff" fo:min-height="3.109cm"/>
    </style:style>
    <style:style style:name="gr1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12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13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14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fo:min-height="1.02cm"/>
    </style:style>
    <style:style style:name="gr1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18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19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2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23" style:family="graphic" style:parent-style-name="standard">
      <style:graphic-properties draw:stroke="none" svg:stroke-color="#000000" draw:fill="none" draw:fill-color="#ffffff" fo:min-height="0.766cm"/>
    </style:style>
    <style:style style:name="gr24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25" style:family="graphic" style:parent-style-name="standard">
      <style:graphic-properties draw:stroke="none" svg:stroke-color="#000000" draw:fill="none" draw:fill-color="#ffffff" fo:min-height="0.954cm"/>
    </style:style>
    <style:style style:name="gr26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27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28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12cm"/>
    </style:style>
    <style:style style:name="gr3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663cm"/>
    </style:style>
    <style:style style:name="gr32" style:family="graphic" style:parent-style-name="standard">
      <style:graphic-properties draw:stroke="none" svg:stroke-color="#000000" draw:fill="none" draw:fill-color="#ffffff" fo:min-height="0.988cm"/>
    </style:style>
    <style:style style:name="gr33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34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35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36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37" style:family="graphic" style:parent-style-name="standard">
      <style:graphic-properties draw:stroke="none" svg:stroke-color="#000000" draw:fill="none" draw:fill-color="#ffffff" fo:min-height="0.764cm"/>
    </style:style>
    <style:style style:name="gr3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39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40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4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42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43" style:family="graphic" style:parent-style-name="standard">
      <style:graphic-properties draw:stroke="none" svg:stroke-color="#000000" draw:fill="none" draw:fill-color="#ffffff" fo:min-height="1.423cm"/>
    </style:style>
    <style:style style:name="gr44" style:family="graphic" style:parent-style-name="standard">
      <style:graphic-properties draw:stroke="none" svg:stroke-color="#000000" draw:fill="none" draw:fill-color="#ffffff" fo:min-height="0.661cm"/>
    </style:style>
    <style:style style:name="gr45" style:family="graphic" style:parent-style-name="standard">
      <style:graphic-properties draw:stroke="none" svg:stroke-color="#000000" draw:fill="none" draw:fill-color="#ffffff" fo:min-height="0.7cm"/>
    </style:style>
    <style:style style:name="gr4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47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48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49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50" style:family="graphic" style:parent-style-name="standard">
      <style:graphic-properties draw:stroke="none" svg:stroke-color="#000000" draw:fill="none" draw:fill-color="#ffffff" fo:min-height="0.604cm"/>
    </style:style>
    <style:style style:name="gr51" style:family="graphic" style:parent-style-name="standard">
      <style:graphic-properties draw:stroke="none" svg:stroke-color="#000000" draw:fill="none" draw:fill-color="#ffffff" fo:min-height="0.639cm"/>
    </style:style>
    <style:style style:name="gr52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5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54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55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56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57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58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18pt"/>
    </style:style>
    <style:style style:name="P8" style:family="paragraph">
      <loext:graphic-properties draw:fill="none" draw:fill-color="#ffffff"/>
      <style:text-properties fo:font-size="24pt" style:font-size-asian="24pt" style:font-size-complex="18pt"/>
    </style:style>
    <style:style style:name="P9" style:family="paragraph">
      <style:text-properties fo:font-size="20pt" style:font-size-asian="20pt" style:font-size-complex="18pt"/>
    </style:style>
    <style:style style:name="P10" style:family="paragraph">
      <loext:graphic-properties draw:fill="none" draw:fill-color="#ffffff"/>
      <style:text-properties fo:font-size="20pt" style:font-size-asian="20pt" style:font-size-complex="18pt"/>
    </style:style>
    <style:style style:name="P11" style:family="paragraph">
      <style:paragraph-properties fo:text-align="center"/>
      <style:text-properties fo:font-size="20pt" style:font-size-asian="20pt" style:font-size-complex="28pt"/>
    </style:style>
    <style:style style:name="P12" style:family="paragraph">
      <style:text-properties fo:font-size="16pt" style:font-size-asian="16pt" style:font-size-complex="18pt"/>
    </style:style>
    <style:style style:name="P13" style:family="paragraph">
      <loext:graphic-properties draw:fill="none" draw:fill-color="#ffffff"/>
      <style:text-properties fo:font-size="16pt" style:font-size-asian="16pt" style:font-size-complex="1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style:font-name="IPAexGothic1" fo:font-size="26pt" style:font-name-asian="IPAexGothic1" style:font-size-asian="26pt" style:font-size-complex="26pt"/>
    </style:style>
    <style:style style:name="T2" style:family="text">
      <style:text-properties style:font-name="IPAexGothic1" fo:font-size="20pt" style:font-name-asian="IPAexGothic1" style:font-size-asian="20pt" style:font-size-complex="20pt"/>
    </style:style>
    <style:style style:name="T3" style:family="text">
      <style:text-properties style:font-name="IPAexGothic1" fo:font-size="36pt" style:font-name-asian="IPAexGothic1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18pt"/>
    </style:style>
    <style:style style:name="T7" style:family="text">
      <style:text-properties style:font-name="IPAexGothic" fo:font-size="6pt" style:font-size-asian="18pt" style:font-size-complex="18pt"/>
    </style:style>
    <style:style style:name="T8" style:family="text">
      <style:text-properties fo:font-size="32pt" style:font-size-asian="18pt" style:font-size-complex="18pt"/>
    </style:style>
    <style:style style:name="T9" style:family="text">
      <style:text-properties fo:font-size="20pt" style:font-size-asian="20pt" style:font-size-complex="18pt"/>
    </style:style>
    <style:style style:name="T10" style:family="text">
      <style:text-properties fo:font-size="20pt" style:font-size-asian="20pt" style:font-size-complex="24pt"/>
    </style:style>
    <style:style style:name="T11" style:family="text">
      <style:text-properties fo:font-size="20pt" style:font-size-asian="20pt" style:font-size-complex="28pt"/>
    </style:style>
    <style:style style:name="T12" style:family="text">
      <style:text-properties fo:font-size="16pt" style:font-size-asian="16pt" style:font-size-complex="18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2" draw:layer="layout" svg:width="6.096cm" svg:height="2.089cm" svg:x="14.081cm" svg:y="3.286cm">
          <draw:text-box>
            <text:p><text:span text:style-name="T1">テキスト漢字</text:span></text:p>
          </draw:text-box>
        </draw:frame>
        <draw:frame draw:style-name="gr8" draw:text-style-name="P2" draw:layer="layout" svg:width="5.588cm" svg:height="1.397cm" svg:x="14.081cm" svg:y="4.987cm">
          <draw:text-box>
            <text:p><text:span text:style-name="T1">ABCabc</text:span></text:p>
          </draw:text-box>
        </draw:frame>
        <draw:frame draw:style-name="gr9" draw:text-style-name="P2" draw:layer="layout" svg:width="5.588cm" svg:height="3.359cm" svg:x="13.681cm" svg:y="6.888cm">
          <draw:text-box>
            <text:p><text:span text:style-name="T2">Channel</text:span><text:span text:style-name="T1"> Height </text:span><text:span text:style-name="T3">Width</text:span></text:p>
          </draw:text-box>
        </draw:frame>
        <draw:custom-shape draw:style-name="gr10" draw:text-style-name="P3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1" draw:text-style-name="P1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8.366cm" svg:y1="11.795cm" svg:x2="8.366cm" svg:y2="9.89cm">
          <text:p/>
        </draw:line>
        <draw:line draw:style-name="gr15" draw:text-style-name="P3" draw:layer="layout" svg:x1="8.366cm" svg:y1="15.097cm" svg:x2="8.366cm" svg:y2="13.192cm">
          <text:p/>
        </draw:line>
        <draw:line draw:style-name="gr15" draw:text-style-name="P3" draw:layer="layout" svg:x1="8.366cm" svg:y1="18.145cm" svg:x2="8.366cm" svg:y2="16.621cm">
          <text:p/>
        </draw:line>
        <draw:frame draw:style-name="gr16" draw:text-style-name="P4" draw:layer="layout" svg:width="4.191cm" svg:height="1.27cm" svg:x="6.334cm" svg:y="18.145cm">
          <draw:text-box>
            <text:p>Input Image</text:p>
          </draw:text-box>
        </draw:frame>
        <draw:line draw:style-name="gr15" draw:text-style-name="P3" draw:layer="layout" svg:x1="8.366cm" svg:y1="8.616cm" svg:x2="8.366cm" svg:y2="6.711cm">
          <text:p/>
        </draw:line>
        <draw:custom-shape draw:style-name="gr17" draw:text-style-name="P3" draw:layer="layout" svg:width="13.589cm" svg:height="13.97cm" svg:x="1.762cm" svg:y="3.28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8" draw:text-style-name="P5" draw:layer="layout" svg:width="2.205cm" svg:height="9.779cm" svg:x="3.589cm" svg:y="4.683cm"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6" draw:layer="layout" svg:width="7.908cm" svg:height="1.306cm" svg:x="15.793cm" svg:y="8.62cm">
          <text:p text:style-name="P1"><text:span text:style-name="T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25.414cm" svg:height="10.541cm" svg:x="3.286cm" svg:y="4.302cm">
          <text:p text:style-name="P1"><text:s text:c="114"/>R-CNN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cm" svg:y1="9.509cm" svg:x2="3.159cm" svg:y2="9.509cm">
          <text:p/>
        </draw:line>
        <draw:custom-shape draw:style-name="gr19" draw:text-style-name="P6" draw:layer="layout" svg:width="7.908cm" svg:height="1.306cm" svg:x="7.594cm" svg:y="8.621cm">
          <text:p text:style-name="P1"><text:span text:style-name="T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5.236cm" svg:y1="9.422cm" svg:x2="7.395cm" svg:y2="9.422cm">
          <text:p/>
        </draw:line>
        <draw:connector draw:style-name="gr22" draw:text-style-name="P3" draw:layer="layout" svg:x1="23.955cm" svg:y1="9.255cm" svg:x2="26.525cm" svg:y2="7.726cm" svg:d="M23955 9255h1285v-1529h1285" svg:viewBox="0 0 2571 1530">
          <text:p/>
        </draw:connector>
        <draw:frame draw:style-name="gr23" draw:text-style-name="P4" draw:layer="layout" svg:width="3.048cm" svg:height="1.016cm" svg:x="0.619cm" svg:y="8.366cm">
          <draw:text-box>
            <text:p>RoIAlign</text:p>
          </draw:text-box>
        </draw:frame>
        <draw:connector draw:style-name="gr22" draw:text-style-name="P3" draw:layer="layout" svg:x1="23.936cm" svg:y1="9.257cm" svg:x2="26.553cm" svg:y2="10.718cm" svg:d="M23936 9257h1309v1461h1308" svg:viewBox="0 0 2618 1462">
          <text:p/>
        </draw:connector>
        <draw:frame draw:style-name="gr23" draw:text-style-name="P4" draw:layer="layout" svg:width="2.413cm" svg:height="1.016cm" svg:x="26.495cm" svg:y="7.223cm">
          <draw:text-box>
            <text:p>Class</text:p>
          </draw:text-box>
        </draw:frame>
        <draw:frame draw:style-name="gr23" draw:text-style-name="P4" draw:layer="layout" svg:width="1.778cm" svg:height="1.016cm" svg:x="26.622cm" svg:y="10.144cm">
          <draw:text-box>
            <text:p>Box</text:p>
          </draw:text-box>
        </draw:frame>
      </draw:page>
      <draw:page draw:name="page5" draw:style-name="dp1" draw:master-page-name="Default">
        <draw:custom-shape draw:style-name="gr24" draw:text-style-name="P6" draw:layer="layout" svg:width="4.495cm" svg:height="0.888cm" svg:x="19.853cm" svg:y="8.92cm">
          <text:p text:style-name="P1"><text:span text:style-name="T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25.414cm" svg:height="10.541cm" svg:x="3.286cm" svg:y="4.30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9"/><text:s text:c="9"/><text:s text:c="9"/><text:s text:c="9"/><text:s text:c="9"/><text:s text:c="9"/><text:s text:c="9"/><text:s text:c="9"/><text:s text:c="9"/><text:s text:c="9"/><text:s text:c="9"/><text:s text:c="9"/><text:span text:style-name="T6">Ma</text:span><text:span text:style-name="T6">skIo</text:span><text:span text:style-name="T6">U </text:span><text:span text:style-name="T6">Hea</text:span><text:span text:style-name="T6">d</text:span></text:p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4.81cm" svg:y1="3.667cm" svg:x2="4.81cm" svg:y2="5.318cm">
          <text:p/>
        </draw:line>
        <draw:custom-shape draw:style-name="gr24" draw:text-style-name="P6" draw:layer="layout" svg:width="4.495cm" svg:height="0.888cm" svg:x="15.194cm" svg:y="8.921cm">
          <text:p text:style-name="P1"><text:span text:style-name="T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8" draw:layer="layout" svg:width="3.968cm" svg:height="1.204cm" svg:x="24.432cm" svg:y="7.597cm">
          <draw:text-box>
            <text:p text:style-name="P7"><text:span text:style-name="T6">MaskIoU</text:span></text:p>
          </draw:text-box>
        </draw:frame>
        <draw:custom-shape draw:style-name="gr26" draw:text-style-name="P6" draw:layer="layout" svg:width="1.916cm" svg:height="0.888cm" svg:x="25.353cm" svg:y="8.83cm">
          <text:p text:style-name="P1"><text:span text:style-name="T5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5" draw:layer="layout" svg:width="2.205cm" svg:height="8.128cm" svg:x="3.64cm" svg:y="5.319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14×14</text:span></text:p>
          <text:p text:style-name="P1"><text:span text:style-name="T4"><text:s text:c="7"/></text:span><text:span text:style-name="T4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8" draw:text-style-name="P3" draw:layer="layout" svg:x1="5.318cm" svg:y1="9.509cm" svg:x2="7.477cm" svg:y2="9.509cm">
          <text:p/>
        </draw:line>
        <draw:custom-shape draw:style-name="gr27" draw:text-style-name="P5" draw:layer="layout" svg:width="2.205cm" svg:height="8.128cm" svg:x="7.491cm" svg:y="5.319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9.138cm" svg:y1="9.423cm" svg:x2="11.297cm" svg:y2="9.423cm">
          <text:p/>
        </draw:line>
        <draw:custom-shape draw:style-name="gr27" draw:text-style-name="P5" draw:layer="layout" svg:width="2.205cm" svg:height="8.128cm" svg:x="11.342cm" svg:y="5.319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2.989cm" svg:y1="9.423cm" svg:x2="15.148cm" svg:y2="9.423cm">
          <text:p/>
        </draw:line>
        <draw:frame draw:style-name="gr23" draw:text-style-name="P8" draw:layer="layout" svg:width="1.618cm" svg:height="1.195cm" svg:x="5.819cm" svg:y="8.366cm">
          <draw:text-box>
            <text:p text:style-name="P7"><text:span text:style-name="T6">×3</text:span></text:p>
          </draw:text-box>
        </draw:frame>
        <draw:frame draw:style-name="gr29" draw:text-style-name="P4" draw:layer="layout" svg:width="3.175cm" svg:height="2.219cm" svg:x="22.633cm" svg:y="16.597cm">
          <draw:text-box>
            <text:p><text:span text:style-name="T7">M</text:span>a<text:span text:style-name="T8">licio</text:span>us</text:p>
          </draw:text-box>
        </draw:frame>
      </draw:page>
      <draw:page draw:name="page6" draw:style-name="dp1" draw:master-page-name="Default">
        <draw:custom-shape draw:style-name="gr27" draw:text-style-name="P5" xml:id="id3" draw:id="id3" draw:layer="layout" svg:width="2.205cm" svg:height="8.128cm" svg:x="3.589cm" svg:y="5.318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3" draw:layer="layout" svg:width="17.526cm" svg:height="9.906cm" svg:x="3.286cm" svg:y="4.68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20"/><text:s text:c="20"/><text:s text:c="20"/><text:s text:c="15"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cm" svg:y1="9.509cm" svg:x2="3.159cm" svg:y2="9.509cm">
          <text:p/>
        </draw:line>
        <draw:line draw:style-name="gr15" draw:text-style-name="P3" draw:layer="layout" svg:x1="5.236cm" svg:y1="9.422cm" svg:x2="7.395cm" svg:y2="9.422cm">
          <text:p/>
        </draw:line>
        <draw:frame draw:style-name="gr23" draw:text-style-name="P4" draw:layer="layout" svg:width="3.048cm" svg:height="1.016cm" svg:x="0.619cm" svg:y="8.366cm">
          <draw:text-box>
            <text:p>RoIAlign</text:p>
          </draw:text-box>
        </draw:frame>
        <draw:custom-shape draw:style-name="gr27" draw:text-style-name="P5" draw:layer="layout" svg:width="2.205cm" svg:height="8.128cm" svg:x="8.14cm" svg:y="5.318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9.787cm" svg:y1="9.422cm" svg:x2="11.946cm" svg:y2="9.422cm">
          <text:p/>
        </draw:line>
        <draw:custom-shape draw:style-name="gr27" draw:text-style-name="P5" draw:layer="layout" svg:width="2.205cm" svg:height="8.128cm" svg:x="12.891cm" svg:y="5.318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4.538cm" svg:y1="9.422cm" svg:x2="16.697cm" svg:y2="9.422cm">
          <text:p/>
        </draw:line>
        <draw:custom-shape draw:style-name="gr27" draw:text-style-name="P5" draw:layer="layout" svg:width="2.205cm" svg:height="8.128cm" svg:x="17.642cm" svg:y="5.318cm"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9.289cm" svg:y1="9.422cm" svg:x2="22.336cm" svg:y2="9.382cm">
          <text:p/>
        </draw:line>
        <draw:custom-shape draw:style-name="gr27" draw:text-style-name="P5" xml:id="id1" draw:id="id1" draw:layer="layout" svg:width="2.205cm" svg:height="8.128cm" svg:x="22.593cm" svg:y="5.318cm">
          <text:p text:style-name="P1"><text:span text:style-name="T4"/></text:p>
          <text:p text:style-name="P1"><text:span text:style-name="T4"><text:s text:c="7"/></text:span><text:span text:style-name="T4">7×7</text:span></text:p>
          <text:p text:style-name="P1"><text:span text:style-name="T4"><text:s text:c="7"/></text:span><text:span text:style-name="T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2" draw:text-style-name="P3" draw:layer="layout" svg:x1="23.695cm" svg:y1="13.446cm" svg:x2="15.732cm" svg:y2="15.505cm" draw:start-shape="id1" draw:start-glue-point="2" draw:end-shape="id2" draw:end-glue-point="1" svg:d="M23695 13446v2059h-7963" svg:viewBox="0 0 7964 2060">
          <text:p/>
        </draw:connector>
        <draw:frame draw:style-name="gr23" draw:text-style-name="P4" xml:id="id4" draw:id="id4" draw:layer="layout" svg:width="2.794cm" svg:height="1.016cm" svg:x="3.286cm" svg:y="14.97cm">
          <draw:text-box>
            <text:p>Concat</text:p>
          </draw:text-box>
        </draw:frame>
        <draw:line draw:style-name="gr21" draw:text-style-name="P3" draw:layer="layout" svg:x1="16.093cm" svg:y1="2.02cm" svg:x2="20.177cm" svg:y2="2.905cm">
          <text:p/>
        </draw:line>
        <draw:connector draw:style-name="gr22" draw:text-style-name="P3" draw:layer="layout" svg:x1="4.691cm" svg:y1="13.446cm" svg:x2="4.683cm" svg:y2="14.97cm" draw:start-shape="id3" draw:start-glue-point="2" draw:end-shape="id4" draw:end-glue-point="0" svg:d="M4691 13446v763h-8v761" svg:viewBox="0 0 9 1525">
          <text:p/>
        </draw:connector>
        <draw:frame draw:style-name="gr31" draw:text-style-name="P4" xml:id="id2" draw:id="id2" draw:layer="layout" svg:width="3.937cm" svg:height="0.962cm" svg:x="11.795cm" svg:y="15.024cm">
          <draw:text-box>
            <text:p>MaxPooling</text:p>
          </draw:text-box>
        </draw:frame>
        <draw:connector draw:style-name="gr22" draw:text-style-name="P3" draw:layer="layout" svg:x1="11.795cm" svg:y1="15.505cm" svg:x2="6.08cm" svg:y2="15.478cm" draw:start-shape="id2" draw:start-glue-point="3" draw:end-shape="id4" draw:end-glue-point="1" svg:d="M11795 15505h-2857v-27h-2858" svg:viewBox="0 0 5716 28">
          <text:p/>
        </draw:connector>
      </draw:page>
      <draw:page draw:name="page7" draw:style-name="dp1" draw:master-page-name="Default">
        <draw:frame draw:style-name="gr32" draw:text-style-name="P10" draw:layer="layout" svg:width="1.425cm" svg:height="1.238cm" svg:x="12.684cm" svg:y="9.182cm">
          <draw:text-box>
            <text:p text:style-name="P9"><text:span text:style-name="T9">×4</text:span></text:p>
          </draw:text-box>
        </draw:frame>
        <draw:custom-shape draw:style-name="gr33" draw:text-style-name="P1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1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4.58cm" svg:y1="10.915cm" svg:x2="4.58cm" svg:y2="9.203cm">
          <text:p/>
        </draw:line>
        <draw:line draw:style-name="gr15" draw:text-style-name="P3" draw:layer="layout" svg:x1="4.58cm" svg:y1="13.883cm" svg:x2="4.58cm" svg:y2="12.171cm">
          <text:p/>
        </draw:line>
        <draw:line draw:style-name="gr15" draw:text-style-name="P3" draw:layer="layout" svg:x1="4.58cm" svg:y1="16.623cm" svg:x2="4.58cm" svg:y2="15.253cm">
          <text:p/>
        </draw:line>
        <draw:frame draw:style-name="gr37" draw:text-style-name="P4" draw:layer="layout" svg:width="3.852cm" svg:height="1.014cm" svg:x="2.698cm" svg:y="16.623cm">
          <draw:text-box>
            <text:p>Input Image</text:p>
          </draw:text-box>
        </draw:frame>
        <draw:line draw:style-name="gr15" draw:text-style-name="P3" draw:layer="layout" svg:x1="4.58cm" svg:y1="8.057cm" svg:x2="4.58cm" svg:y2="6.345cm">
          <text:p/>
        </draw:line>
        <draw:custom-shape draw:style-name="gr38" draw:text-style-name="P3" draw:layer="layout" svg:width="7.239cm" svg:height="12.558cm" svg:x="1.062cm" svg:y="3.26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1.476cm" svg:height="4.123cm" svg:x="10.695cm" svg:y="3.463cm">
          <text:p text:style-name="P1"><text:span text:style-name="T4"/></text:p>
          <text:p text:style-name="P1"><text:span text:style-name="T10"><text:s text:c="7"/></text:span><text:span text:style-name="T10">7×7</text:span></text:p>
          <text:p text:style-name="P1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1" draw:layer="layout" svg:width="5.289cm" svg:height="0.551cm" svg:x="18.86cm" svg:y="5.123cm">
          <text:p text:style-name="P11"><text:span text:style-name="T11">10</text:span><text:span text:style-name="T11">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3" draw:layer="layout" svg:width="18.175cm" svg:height="4.445cm" svg:x="10.525cm" svg:y="3.302cm">
          <text:p text:style-name="P1"><text:s text:c="79"/>R-CNN Head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8.764cm" svg:y1="5.498cm" svg:x2="10.208cm" svg:y2="5.498cm">
          <text:p/>
        </draw:line>
        <draw:custom-shape draw:style-name="gr42" draw:text-style-name="P11" draw:layer="layout" svg:width="5.291cm" svg:height="0.551cm" svg:x="13.374cm" svg:y="5.123cm">
          <text:p text:style-name="P11"><text:span text:style-name="T1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1.797cm" svg:y1="5.461cm" svg:x2="13.241cm" svg:y2="5.461cm">
          <text:p/>
        </draw:line>
        <draw:connector draw:style-name="gr22" draw:text-style-name="P3" draw:layer="layout" draw:line-skew="-0.175cm" svg:x1="24.319cm" svg:y1="5.391cm" svg:x2="26.038cm" svg:y2="4.746cm" svg:d="M24319 5391h685v-645h1034" svg:viewBox="0 0 1720 646">
          <text:p/>
        </draw:connector>
        <draw:frame draw:style-name="gr43" draw:text-style-name="P13" draw:layer="layout" svg:width="2.039cm" svg:height="1.673cm" svg:x="8.609cm" svg:y="3.816cm">
          <draw:text-box>
            <text:p text:style-name="P12"><text:span text:style-name="T12">RoI</text:span></text:p>
            <text:p text:style-name="P12"><text:span text:style-name="T12">Align</text:span></text:p>
          </draw:text-box>
        </draw:frame>
        <draw:connector draw:style-name="gr22" draw:text-style-name="P3" draw:layer="layout" draw:line-skew="-0.178cm" svg:x1="24.307cm" svg:y1="5.391cm" svg:x2="26.058cm" svg:y2="6.008cm" svg:d="M24307 5391h698v617h1053" svg:viewBox="0 0 1752 618">
          <text:p/>
        </draw:connector>
        <draw:frame draw:style-name="gr44" draw:text-style-name="P4" draw:layer="layout" svg:width="2.16cm" svg:height="0.962cm" svg:x="26.018cm" svg:y="4.334cm">
          <draw:text-box>
            <text:p>Class</text:p>
          </draw:text-box>
        </draw:frame>
        <draw:frame draw:style-name="gr45" draw:text-style-name="P4" draw:layer="layout" svg:width="1.693cm" svg:height="0.962cm" svg:x="26.104cm" svg:y="5.565cm">
          <draw:text-box>
            <text:p>Box</text:p>
          </draw:text-box>
        </draw:frame>
        <draw:custom-shape draw:style-name="gr46" draw:text-style-name="P3" draw:layer="layout" svg:width="13.061cm" svg:height="4.953cm" svg:x="10.643cm" svg:y="8.23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20"/><text:s text:c="10"/></text:p>
          <text:p text:style-name="P1"><text:s text:c="20"/><text:s text:c="10"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7" draw:text-style-name="P5" xml:id="id7" draw:id="id7" draw:layer="layout" svg:width="1.644cm" svg:height="3.425cm" svg:x="10.868cm" svg:y="8.493cm">
          <text:p text:style-name="P1"><text:span text:style-name="T10"/></text:p>
          <text:p text:style-name="P1"><text:span text:style-name="T10"><text:s text:c="6"/></text:span><text:span text:style-name="T10">14×14</text:span></text:p>
          <text:p text:style-name="P1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8" draw:text-style-name="P3" draw:layer="layout" svg:x1="12.496cm" svg:y1="10.287cm" svg:x2="14.105cm" svg:y2="10.287cm">
          <text:p/>
        </draw:line>
        <draw:custom-shape draw:style-name="gr47" draw:text-style-name="P5" draw:layer="layout" svg:width="1.644cm" svg:height="3.425cm" svg:x="14.26cm" svg:y="8.493cm">
          <text:p text:style-name="P1"><text:span text:style-name="T10"/></text:p>
          <text:p text:style-name="P1"><text:span text:style-name="T10"><text:s text:c="6"/></text:span><text:span text:style-name="T10">14×14</text:span></text:p>
          <text:p text:style-name="P1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5.888cm" svg:y1="10.287cm" svg:x2="17.497cm" svg:y2="10.287cm">
          <text:p/>
        </draw:line>
        <draw:custom-shape draw:style-name="gr48" draw:text-style-name="P5" draw:layer="layout" svg:width="1.643cm" svg:height="3.425cm" svg:x="17.801cm" svg:y="8.493cm">
          <text:p text:style-name="P1"><text:span text:style-name="T10"/></text:p>
          <text:p text:style-name="P1"><text:span text:style-name="T10"><text:s text:c="6"/></text:span><text:span text:style-name="T10">28×28</text:span></text:p>
          <text:p text:style-name="P1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9.428cm" svg:y1="10.287cm" svg:x2="21.037cm" svg:y2="10.287cm">
          <text:p/>
        </draw:line>
        <draw:custom-shape draw:style-name="gr48" draw:text-style-name="P5" draw:layer="layout" svg:width="1.643cm" svg:height="3.425cm" svg:x="21.342cm" svg:y="8.493cm">
          <text:p text:style-name="P1"><text:span text:style-name="T10"/></text:p>
          <text:p text:style-name="P1"><text:span text:style-name="T10"><text:s text:c="7"/></text:span><text:span text:style-name="T10">28×28</text:span></text:p>
          <text:p text:style-name="P1"><text:span text:style-name="T10"><text:s text:c="7"/></text:span><text:span text:style-name="T10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23.225cm" svg:y1="10.325cm" svg:x2="25.511cm" svg:y2="10.271cm">
          <text:p/>
        </draw:line>
        <draw:custom-shape draw:style-name="gr48" draw:text-style-name="P5" xml:id="id5" draw:id="id5" draw:layer="layout" svg:width="1.643cm" svg:height="3.425cm" svg:x="25.832cm" svg:y="8.493cm">
          <text:p text:style-name="P1"><text:span text:style-name="T10"><text:s text:c="7"/></text:span><text:span text:style-name="T10">28×28</text:span></text:p>
          <text:p text:style-name="P1"><text:span text:style-name="T10"><text:s text:c="7"/></text:span><text:span text:style-name="T10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9" draw:text-style-name="P3" draw:layer="layout" svg:x1="26.653cm" svg:y1="11.918cm" svg:x2="20.812cm" svg:y2="13.792cm" draw:start-shape="id5" draw:start-glue-point="2" draw:end-shape="id6" draw:end-glue-point="1" svg:d="M26653 11918v1874h-5841" svg:viewBox="0 0 5842 1875">
          <text:p/>
        </draw:connector>
        <draw:frame draw:style-name="gr50" draw:text-style-name="P4" xml:id="id8" draw:id="id8" draw:layer="layout" svg:width="2.708cm" svg:height="0.962cm" svg:x="10.317cm" svg:y="13.319cm">
          <draw:text-box>
            <text:p>Concat</text:p>
          </draw:text-box>
        </draw:frame>
        <draw:connector draw:style-name="gr22" draw:text-style-name="P3" draw:layer="layout" svg:x1="11.69cm" svg:y1="11.918cm" svg:x2="11.671cm" svg:y2="13.319cm" draw:start-shape="id7" draw:start-glue-point="2" draw:end-shape="id8" draw:end-glue-point="0" svg:d="M11690 11918v701h-19v700" svg:viewBox="0 0 20 1402">
          <text:p/>
        </draw:connector>
        <draw:frame draw:style-name="gr51" draw:text-style-name="P4" xml:id="id6" draw:id="id6" draw:layer="layout" svg:width="3.828cm" svg:height="0.962cm" svg:x="16.984cm" svg:y="13.311cm">
          <draw:text-box>
            <text:p>MaxPooling</text:p>
          </draw:text-box>
        </draw:frame>
        <draw:connector draw:style-name="gr22" draw:text-style-name="P3" draw:layer="layout" svg:x1="16.984cm" svg:y1="13.792cm" svg:x2="13.025cm" svg:y2="13.8cm" draw:start-shape="id6" draw:start-glue-point="3" draw:end-shape="id8" draw:end-glue-point="1" svg:d="M16984 13792h-1979v8h-1980" svg:viewBox="0 0 3960 9">
          <text:p/>
        </draw:connector>
        <draw:custom-shape draw:style-name="gr52" draw:text-style-name="P11" draw:layer="layout" svg:width="3.18cm" svg:height="0.636cm" svg:x="21.915cm" svg:y="16.547cm">
          <text:p text:style-name="P11"><text:span text:style-name="T1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3" draw:layer="layout" svg:width="18.048cm" svg:height="4.064cm" svg:x="10.652cm" svg:y="14.716cm">
          <text:p text:style-name="P1"/>
          <text:p text:style-name="P1"/>
          <text:p text:style-name="P1"/>
          <text:p text:style-name="P1"/>
          <text:p text:style-name="P1"><text:s text:c="73"/><text:span text:style-name="T13">MaskIoU Head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3.18cm" svg:height="0.634cm" svg:x="18.62cm" svg:y="16.549cm">
          <text:p text:style-name="P11"><text:span text:style-name="T1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7" draw:text-style-name="P15" draw:layer="layout" svg:width="3.321cm" svg:height="1.014cm" svg:x="24.949cm" svg:y="15.545cm">
          <draw:text-box>
            <text:p text:style-name="P14"><text:span text:style-name="T13">MaskIoU</text:span></text:p>
          </draw:text-box>
        </draw:frame>
        <draw:custom-shape draw:style-name="gr55" draw:text-style-name="P11" draw:layer="layout" svg:width="1.356cm" svg:height="0.636cm" svg:x="25.806cm" svg:y="16.482cm">
          <text:p text:style-name="P11"><text:span text:style-name="T11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5" xml:id="id9" draw:id="id9" draw:layer="layout" svg:width="1.383cm" svg:height="2.955cm" svg:x="10.975cm" svg:y="15.406cm">
          <text:p text:style-name="P1"><text:span text:style-name="T4"/></text:p>
          <text:p text:style-name="P1"><text:span text:style-name="T10"><text:s text:c="7"/></text:span><text:span text:style-name="T10">14×14</text:span></text:p>
          <text:p text:style-name="P1"><text:span text:style-name="T10"><text:s text:c="7"/></text:span><text:span text:style-name="T10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8" draw:text-style-name="P3" draw:layer="layout" svg:x1="12.427cm" svg:y1="16.929cm" svg:x2="13.781cm" svg:y2="16.929cm">
          <text:p/>
        </draw:line>
        <draw:custom-shape draw:style-name="gr57" draw:text-style-name="P5" draw:layer="layout" svg:width="1.382cm" svg:height="2.955cm" svg:x="13.79cm" svg:y="15.406cm">
          <text:p text:style-name="P1"><text:span text:style-name="T4"/></text:p>
          <text:p text:style-name="P1"><text:span text:style-name="T10"><text:s text:c="7"/></text:span><text:span text:style-name="T10">14×14</text:span></text:p>
          <text:p text:style-name="P1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4.823cm" svg:y1="16.898cm" svg:x2="16.177cm" svg:y2="16.898cm">
          <text:p/>
        </draw:line>
        <draw:custom-shape draw:style-name="gr57" draw:text-style-name="P5" draw:layer="layout" svg:width="1.382cm" svg:height="2.955cm" svg:x="16.205cm" svg:y="15.406cm">
          <text:p text:style-name="P1"><text:span text:style-name="T4"/></text:p>
          <text:p text:style-name="P1"><text:span text:style-name="T10"><text:s text:c="7"/></text:span><text:span text:style-name="T10">7×7</text:span></text:p>
          <text:p text:style-name="P1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text-style-name="P3" draw:layer="layout" svg:x1="17.237cm" svg:y1="16.898cm" svg:x2="18.591cm" svg:y2="16.898cm">
          <text:p/>
        </draw:line>
        <draw:frame draw:style-name="gr58" draw:text-style-name="P10" draw:layer="layout" svg:width="1.422cm" svg:height="1.05cm" svg:x="12.43cm" svg:y="15.732cm">
          <draw:text-box>
            <text:p text:style-name="P9"><text:span text:style-name="T9">×3</text:span></text:p>
          </draw:text-box>
        </draw:frame>
        <draw:line draw:style-name="gr21" draw:text-style-name="P3" draw:layer="layout" svg:x1="8.865cm" svg:y1="11.004cm" svg:x2="10.309cm" svg:y2="11.004cm">
          <text:p/>
        </draw:line>
        <draw:frame draw:style-name="gr43" draw:text-style-name="P13" draw:layer="layout" svg:width="2.039cm" svg:height="1.673cm" svg:x="8.71cm" svg:y="9.322cm">
          <draw:text-box>
            <text:p text:style-name="P12"><text:span text:style-name="T12">RoI</text:span></text:p>
            <text:p text:style-name="P12"><text:span text:style-name="T12">Align</text:span></text:p>
          </draw:text-box>
        </draw:frame>
        <draw:connector draw:style-name="gr22" draw:text-style-name="P3" draw:layer="layout" svg:x1="11.671cm" svg:y1="14.281cm" svg:x2="11.666cm" svg:y2="15.406cm" draw:start-shape="id8" draw:start-glue-point="2" draw:end-shape="id9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0-10-09T16:01:08.461640004</dc:date>
    <meta:editing-duration>PT46M41S</meta:editing-duration>
    <meta:editing-cycles>7</meta:editing-cycles>
    <meta:generator>LibreOffice/6.0.7.3$Linux_X86_64 LibreOffice_project/00m0$Build-3</meta:generator>
    <meta:document-statistic meta:object-count="115"/>
  </office:meta>
</office:document-meta>
</file>